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4:Sheet1.AMJ7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3:50:23.54420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0-12-10T14:22:27.406925109</dc:date>
    <meta:editing-duration>P9DT6H38M1S</meta:editing-duration>
    <meta:editing-cycles>751</meta:editing-cycles>
    <meta:generator>LibreOffice/6.1.5.2$Linux_X86_64 LibreOffice_project/10$Build-2</meta:generator>
    <meta:document-statistic meta:table-count="1" meta:cell-count="6317" meta:object-count="0"/>
  </office:meta>
</office:document-meta>
</file>